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indent="0.4923in"/>
    </style:style>
    <style:style style:name="P3" style:parent-style-name="Standard" style:list-style-name="LFO1" style:family="paragraph">
      <style:text-properties fo:language="en" fo:country="US"/>
    </style:style>
    <style:style style:name="P4" style:parent-style-name="Standard" style:list-style-name="LFO1" style:family="paragraph"/>
    <style:style style:name="P5" style:parent-style-name="Standard" style:list-style-name="LFO1" style:family="paragraph"/>
    <style:style style:name="P6" style:parent-style-name="Standard" style:list-style-name="LFO2" style:family="paragraph">
      <style:text-properties fo:language="en" fo:country="US"/>
    </style:style>
    <style:style style:name="P7" style:parent-style-name="Standard" style:list-style-name="LFO2" style:family="paragraph"/>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style:style style:name="P11" style:parent-style-name="Standard" style:list-style-name="LFO2" style:family="paragraph"/>
    <style:style style:name="P12" style:parent-style-name="Standard" style:list-style-name="LFO2" style:family="paragraph">
      <style:text-properties fo:language="en" fo:country="US"/>
    </style:style>
    <style:style style:name="P13" style:parent-style-name="Standard" style:family="paragraph">
      <style:text-properties fo:language="en" fo:country="US"/>
    </style:style>
    <style:style style:name="P14" style:parent-style-name="Standard" style:list-style-name="LFO3" style:family="paragraph"/>
    <style:style style:name="P15" style:parent-style-name="Standard" style:family="paragraph">
      <style:text-properties fo:language="en" fo:country="US"/>
    </style:style>
    <style:style style:name="P16" style:parent-style-name="Standard" style:list-style-name="LFO4" style:family="paragraph"/>
    <style:style style:name="P17" style:parent-style-name="Standard" style:list-style-name="LFO5" style:family="paragraph"/>
    <style:style style:name="P18" style:parent-style-name="Standard" style:list-style-name="LFO5" style:family="paragraph"/>
    <style:style style:name="P19" style:parent-style-name="Standard" style:list-style-name="LFO5" style:family="paragraph"/>
    <style:style style:name="P20" style:parent-style-name="Standard" style:list-style-name="LFO6" style:family="paragraph"/>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office:automatic-styles>
  <office:body>
    <office:text text:use-soft-page-breaks="true">
      <text:p text:style-name="P1">Manual de Instalación</text:p>
      <text:p text:style-name="Standard"/>
      <text:p text:style-name="Standard">Requerimientos previos:</text:p>
      <text:p text:style-name="Standard"/>
      <text:p text:style-name="P2">Este prototipo requiere tener instalado Lua, Lumen, Toribio y el servidor web de Lumen. Para este último es necesario tener ciertas librerías de Lua que deben ser instaladas manualmente. Incluiremos aquí todos o por lo menos los más importantes pasos e instalaciones necesarios para dejar instalados estos requerimientos previos del prototipo.</text:p>
      <text:p text:style-name="Standard"/>
      <text:p text:style-name="Standard">Clonar:</text:p>
      <text:list text:style-name="LFO1" text:continue-numbering="true">
        <text:list-item>
          <text:list>
            <text:list-item>
              <text:p text:style-name="P3">Butiá: git clone git://git.code.sf.net/p/butia/code</text:p>
            </text:list-item>
            <text:list-item>
              <text:p text:style-name="P4">Toribio: https://github.com/xopxe/Toribio.git</text:p>
            </text:list-item>
            <text:list-item>
              <text:p text:style-name="P5">Nixio: git clone<text:s/>https://github.com/Neopallium/nixio.git</text:p>
            </text:list-item>
          </text:list>
        </text:list-item>
      </text:list>
      <text:p text:style-name="Standard"/>
      <text:p text:style-name="Standard">Instalación via terminal:</text:p>
      <text:list text:style-name="LFO2" text:continue-numbering="true">
        <text:list-item>
          <text:list>
            <text:list-item>
              <text:p text:style-name="P6">sudo apt-get install lua5.1</text:p>
            </text:list-item>
            <text:list-item>
              <text:p text:style-name="P7">sudo apt-get install luarocks</text:p>
            </text:list-item>
            <text:list-item>
              <text:p text:style-name="P8">sudo apt-get install lpack</text:p>
            </text:list-item>
            <text:list-item>
              <text:p text:style-name="P9">sudo apt-get install luafilesystem</text:p>
            </text:list-item>
            <text:list-item>
              <text:p text:style-name="P10">sudo apt-get install md5</text:p>
            </text:list-item>
            <text:list-item>
              <text:p text:style-name="P11">sudo apt-get install luasocket</text:p>
            </text:list-item>
            <text:list-item>
              <text:p text:style-name="P12">sudo apt-get<text:s/>install luasocket-dev</text:p>
            </text:list-item>
          </text:list>
        </text:list-item>
      </text:list>
      <text:p text:style-name="P13"/>
      <text:p text:style-name="Standard">Nota: Se supone para los siguientes pasos que se<text:s/>ubicó<text:s/>Nixio y Toribio sobre el directorio code que genera clonar Butiá.</text:p>
      <text:p text:style-name="Standard"/>
      <text:p text:style-name="Standard">Instalar Nixio (code/nixio):</text:p>
      <text:list text:style-name="LFO3" text:continue-numbering="true">
        <text:list-item>
          <text:list>
            <text:list-item>
              <text:p text:style-name="P14">sudo make install</text:p>
            </text:list-item>
          </text:list>
        </text:list-item>
      </text:list>
      <text:p text:style-name="Standard"/>
      <text:p text:style-name="P15">Instalar LuaSocket (code/libs/luasocket/):</text:p>
      <text:list text:style-name="LFO4" text:continue-numbering="true">
        <text:list-item>
          <text:list>
            <text:list-item>
              <text:p text:style-name="P16">sudo make install</text:p>
            </text:list-item>
          </text:list>
        </text:list-item>
      </text:list>
      <text:p text:style-name="Standard"/>
      <text:p text:style-name="Standard"/>
      <text:p text:style-name="Standard">Prototipo:</text:p>
      <text:p text:style-name="Standard"/>
      <text:p text:style-name="Standard">A partir de los archivos en Prototipo.tar.gz:</text:p>
      <text:list text:style-name="LFO5" text:continue-numbering="true">
        <text:list-item>
          <text:list>
            <text:list-item>
              <text:p text:style-name="P17">Agregar httpserver.lua en code/toribio/Toribio/tasks</text:p>
            </text:list-item>
            <text:list-item>
              <text:p text:style-name="P18">Remplazar index.html en code/toribio/Toribio/Lumen/tasks/http-server/www</text:p>
            </text:list-item>
            <text:list-item>
              <text:p text:style-name="P19">Agregar la linea “tasks.httpserver.load = true” en el archivo toribio-go.conf ubicado en code/toribio/Toribio</text:p>
            </text:list-item>
          </text:list>
        </text:list-item>
      </text:list>
      <text:p text:style-name="Standard"/>
      <text:p text:style-name="Standard">Ejecución:</text:p>
      <text:p text:style-name="Standard"/>
      <text:p text:style-name="Standard">Para correr el servidor web ejecutar sobre code/toribio/Toribio</text:p>
      <text:list text:style-name="LFO6" text:continue-numbering="true">
        <text:list-item>
          <text:list>
            <text:list-item>
              <text:p text:style-name="P20">lua toribio-go.lua -c toribio-go.conf -d NONE</text:p>
            </text:list-item>
          </text:list>
        </text:list-item>
      </text:list>
      <text:p text:style-name="Standard"/>
      <text:p text:style-name="Standard">Se accede a la página en el puerto 8080, aunque este es configurable en el archivo httpserver.lua.</text:p>
      <text:p text:style-name="Standard"/>
      <text:p text:style-name="Standard">Para enviar tareas, se deben escribir en el textarea tareas en el formato en que son escritas las tasks de Toribio. Estas deben tener un atributo M.name que las identifiquen. Aquí se muestra un ejemplo:</text:p>
      <text:p text:style-name="Standard"/>
      <text:p text:style-name="Standard"/>
      <text:soft-page-break/>
      <text:p text:style-name="Standard">--------------------------------------------------------------------------------------------------</text:p>
      <text:p text:style-name="P21">local M = {}</text:p>
      <text:p text:style-name="P22">local sched = require 'sched'</text:p>
      <text:p text:style-name="P23">M.name = 'prueba'</text:p>
      <text:p text:style-name="P24">M.init = function(conf)</text:p>
      <text:p text:style-name="P25">while (true) do print('123 probando')</text:p>
      <text:p text:style-name="P26">sched.sleep(2) end</text:p>
      <text:p text:style-name="P27">end</text:p>
      <text:p text:style-name="P28">return M</text:p>
      <text:p text:style-name="P29">-----------------------------------------------------------------------------------------------------</text:p>
      <text:p text:style-name="P30"/>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dres</meta:initial-creator>
    <dc:creator>Andres</dc:creator>
    <meta:creation-date>2013-08-17T17:02:00Z</meta:creation-date>
    <dc:date>2013-08-24T19:17:00Z</dc:date>
    <meta:template xlink:href="Normal.dotm" xlink:type="simple"/>
    <meta:editing-cycles>1</meta:editing-cycles>
    <meta:editing-duration>PT1140S</meta:editing-duration>
    <meta:document-statistic meta:page-count="2" meta:paragraph-count="4" meta:word-count="324" meta:character-count="2105" meta:row-count="14" meta:non-whitespace-character-count="1785"/>
  </office:meta>
</office:document-meta>
</file>